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UUID e GUID</text:h>
      <text:p text:style-name="Normal"/>
      <text:p text:style-name="Normal">UUID (Universally Unique Identifier) e GUID (Globally Unique Identifier) são identificadores amplamente utilizados em sistemas de software para garantir unicidade. Apesar dos nomes diferentes, UUID e GUID são praticamente sinônimos, sendo que "UUID" é o termo padrão adotado pela especificação RFC 4122, enquanto "GUID" é mais comum em ambientes Microsoft.</text:p>
      <text:p text:style-name="Normal">Esses identificadores têm como principal objetivo permitir a criação de chaves únicas sem a necessidade de coordenação central. Um UUID é composto por 128 bits, geralmente representado por uma sequência hexadecimal dividida em cinco grupos, como: 550e8400-e29b-41d4-a716-446655440000. Essa estrutura garante uma altíssima probabilidade de unicidade mesmo entre sistemas e dispositivos diferentes.</text:p>
      <text:p text:style-name="Normal">Existem diversas versões de UUIDs, cada uma com suas características. A versão 1, por exemplo, utiliza o timestamp e o endereço MAC da máquina. Já a versão 4, bastante comum, gera valores aleatórios. Essa versatilidade permite que os UUIDs sejam utilizados em diversas aplicações, desde identificadores de banco de dados até tokens de autenticação e nomes de arquivos únicos.</text:p>
      <text:p text:style-name="Normal">Além disso, o uso de UUIDs pode trazer vantagens em sistemas distribuídos, onde a geração de identificadores únicos de forma descentralizada é fundamental. Em bancos de dados, por exemplo, eles permitem inserções paralelas sem colisão de chaves primárias. Contudo, é importante considerar o custo de armazenamento e indexação, que pode ser maior que o de inteiros sequenciais.</text:p>
      <text:p text:style-name="Normal">No mundo real, UUIDs são utilizados em APIs REST, sistemas operacionais, dispositivos móveis, serviços em nuvem e muito mais. A confiabilidade e escalabilidade que oferecem os tornam uma escolha prática e robusta para a maioria dos desenvolvedores. Ainda assim, deve-se analisar o contexto antes de adotá-los, garantindo que suas vantagens realmente superem eventuais desvantagens em termos de performance ou legibilidade.</text:p>
      <text:p text:style-name="Normal">Em resumo, tanto UUID quanto GUID representam uma abordagem eficiente para garantir unicidade em sistemas de software. Eles são fundamentais em arquiteturas modernas e continuam evoluindo em uso e suporte em diferentes plataformas e linguagens.</text:p>
      <text:p text:style-name="Normal">UUID (Universally Unique Identifier) e GUID (Globally Unique Identifier) são identificadores amplamente utilizados em sistemas de software para garantir unicidade. Apesar dos nomes diferentes, UUID e GUID são praticamente sinônimos, sendo que "UUID" é o termo padrão adotado pela especificação RFC 4122, enquanto "GUID" é mais comum em ambientes Microsoft.</text:p>
      <text:soft-page-break/>
      <text:p text:style-name="Normal">Esses identificadores têm como principal objetivo permitir a criação de chaves únicas sem a necessidade de coordenação central. Um UUID é composto por 128 bits, geralmente representado por uma sequência hexadecimal dividida em cinco grupos, como: 550e8400-e29b-41d4-a716-446655440000. Essa estrutura garante uma altíssima probabilidade de unicidade mesmo entre sistemas e dispositivos diferentes.</text:p>
      <text:p text:style-name="Normal">Existem diversas versões de UUIDs, cada uma com suas características. A versão 1, por exemplo, utiliza o timestamp e o endereço MAC da máquina. Já a versão 4, bastante comum, gera valores aleatórios. Essa versatilidade permite que os UUIDs sejam utilizados em diversas aplicações, desde identificadores de banco de dados até tokens de autenticação e nomes de arquivos únicos.</text:p>
      <text:p text:style-name="Normal">Além disso, o uso de UUIDs pode trazer vantagens em sistemas distribuídos, onde a geração de identificadores únicos de forma descentralizada é fundamental. Em bancos de dados, por exemplo, eles permitem inserções paralelas sem colisão de chaves primárias. Contudo, é importante considerar o custo de armazenamento e indexação, que pode ser maior que o de inteiros sequenciais.</text:p>
      <text:p text:style-name="Normal">No mundo real, UUIDs são utilizados em APIs REST, sistemas operacionais, dispositivos móveis, serviços em nuvem e muito mais. A confiabilidade e escalabilidade que oferecem os tornam uma escolha prática e robusta para a maioria dos desenvolvedores. Ainda assim, deve-se analisar o contexto antes de adotá-los, garantindo que suas vantagens realmente superem eventuais desvantagens em termos de performance ou legibilidade.</text:p>
      <text:p text:style-name="Normal">Em resumo, tanto UUID quanto GUID representam uma abordagem eficiente para garantir unicidade em sistemas de software. Eles são fundamentais em arquiteturas modernas e continuam evoluindo em uso e suporte em diferentes plataformas e linguage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Título1Char" style:display-name="Título 1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ítuloChar" style:display-name="Subtítulo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/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Corpodetexto2Char" style:display-name="Corpo de texto 2 Char" style:family="text" style:parent-style-name="Fonteparág.padrão"/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Commarcadores" style:display-name="Com marcadores" style:family="paragraph" style:parent-style-name="Normal" style:list-style-name="LFO1">
      <style:text-properties fo:hyphenate="false"/>
    </style:style>
    <style:style style:name="Commarcadores2" style:display-name="Com marcadores 2" style:family="paragraph" style:parent-style-name="Normal" style:list-style-name="LFO2">
      <style:text-properties fo:hyphenate="false"/>
    </style:style>
    <style:style style:name="Commarcadores3" style:display-name="Com marcadores 3" style:family="paragraph" style:parent-style-name="Normal" style:list-style-name="LFO3">
      <style:text-properties fo:hyphenate="false"/>
    </style:style>
    <style:style style:name="Numerada" style:display-name="Numerada" style:family="paragraph" style:parent-style-name="Normal" style:list-style-name="LFO5">
      <style:text-properties fo:hyphenate="false"/>
    </style:style>
    <style:style style:name="Numerada2" style:display-name="Numerada 2" style:family="paragraph" style:parent-style-name="Normal" style:list-style-name="LFO6">
      <style:text-properties fo:hyphenate="false"/>
    </style:style>
    <style:style style:name="Numerada3" style:display-name="Numerada 3" style:family="paragraph" style:parent-style-name="Normal" style:list-style-name="LFO7">
      <style:text-properties fo:hyphenate="false"/>
    </style:style>
    <style:style style:name="Listadecontinuação" style:display-name="Lista de continuação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Textodemacro" style:display-name="Texto de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demacroChar" style:display-name="Texto de macro Char" style:family="text" style:parent-style-name="Fonteparág.padrão">
      <style:text-properties style:font-name="Courier" fo:font-size="10pt" style:font-size-asian="10pt" style:font-size-complex="10pt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000000"/>
    </style:style>
    <style:style style:name="Título4Char" style:display-name="Título 4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ítulo5Char" style:display-name="Título 5 Char" style:family="text" style:parent-style-name="Fonteparág.padrão">
      <style:text-properties style:font-name="Calibri" style:font-name-asian="MS Gothic" style:font-name-complex="Times New Roman" fo:color="#243F60"/>
    </style:style>
    <style:style style:name="Título6Char" style:display-name="Título 6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Título7Char" style:display-name="Título 7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Título8Char" style:display-name="Título 8 Char" style:family="text" style:parent-style-name="Fonteparág.padrão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çãoIntensaChar" style:display-name="Citação Intensa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ênciaSutil" style:display-name="Referência Sutil" style:family="text" style:parent-style-name="Fonteparág.padrão">
      <style:text-properties fo:font-variant="small-caps" fo:color="#C0504D" style:text-underline-type="single" style:text-underline-style="solid" style:text-underline-width="auto" style:text-underline-mode="continuou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34in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root</dc:creator>
    <meta:creation-date>2025-04-13T14:13:00Z</meta:creation-date>
    <dc:date>2025-04-13T14:13:00Z</dc:date>
    <meta:print-date>2025-04-13T14:13:00Z</meta:print-date>
    <meta:template xlink:href="Normal.dotm" xlink:type="simple"/>
    <meta:editing-cycles>2</meta:editing-cycles>
    <meta:editing-duration>PT0S</meta:editing-duration>
    <meta:document-statistic meta:page-count="2" meta:paragraph-count="8" meta:word-count="681" meta:character-count="4355" meta:row-count="30" meta:non-whitespace-character-count="3682"/>
  </office:meta>
</office:document-meta>
</file>